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1]-[.A91]" office:value-type="time" office:time-value="PT00H25M00S" calcext:value-type="time">
            <text:p>00:25:00</text:p>
          </table:table-cell>
          <table:table-cell table:style-name="ce7" table:formula="of:=[.C91]+[.D90]" office:value-type="time" office:time-value="PT57H30M59.999999S" calcext:value-type="time">
            <text:p>57:3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2]-[.A92]" office:value-type="time" office:time-value="PT01H15M00S" calcext:value-type="time">
            <text:p>01:15:00</text:p>
          </table:table-cell>
          <table:table-cell table:style-name="ce7" table:formula="of:=[.C92]+[.D91]" office:value-type="time" office:time-value="PT58H45M59.999999S" calcext:value-type="time">
            <text:p>58:4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6:41:25.8420274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3T17:57:55.155423037</dc:date>
    <meta:editing-cycles>144</meta:editing-cycles>
    <meta:editing-duration>P1DT20H8M41S</meta:editing-duration>
    <meta:generator>LibreOffice/7.2.4.1$NetBSD_X86_64 LibreOffice_project/20$Build-1</meta:generator>
    <meta:document-statistic meta:table-count="1" meta:cell-count="446" meta:object-count="0"/>
    <meta:user-defined meta:name="AppVersion">15.0000</meta:user-defined>
  </office:meta>
</office:document-meta>
</file>